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list-style-name="L1">
      <style:text-properties style:font-name="Times New Roman" officeooo:rsid="00081315" officeooo:paragraph-rsid="0008131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98485678" text:style-name="L1">
        <text:list-item>
          <text:p text:style-name="P1">Alur Pengembangan</text:p>
          <text:p text:style-name="P1">Alur pengembangan diawali dari pengumpulan materi yang disesuaikan dengan target pengguna, kemudian dari materi yang terkumpul dijadikan landasan desain aplikasi yang akan dibuat. Setelah itu desain aplikasi siap di-implementasikan dalam bentuk perangkat lunak mobile nyata untuk ponsel pintar Android. Untuk mempermudah akses pengguna ke perangkat lunak, hasil jadi implementasi kemudian dirilis ke Android playstore. Gambar 1.1 menjelaskan keseluruhan alur pengembangan.</text:p>
          <text:p text:style-name="P1"/>
        </text:list-item>
        <text:list-item>
          <text:p text:style-name="P1">Pengumpulan Materi</text:p>
        </text:list-item>
        <text:list-item>
          <text:p text:style-name="P1">Desain aplikasi</text:p>
        </text:list-item>
        <text:list-item>
          <text:p text:style-name="P1">Implementasi</text:p>
        </text:list-item>
        <text:list-item>
          <text:p text:style-name="P1">Ril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4:26:30.394000000</meta:creation-date>
    <dc:date>2022-05-17T09:58:19.689000000</dc:date>
    <meta:editing-duration>PT23M20S</meta:editing-duration>
    <meta:editing-cycles>2</meta:editing-cycles>
    <meta:generator>LibreOffice/7.3.0.3$Windows_X86_64 LibreOffice_project/0f246aa12d0eee4a0f7adcefbf7c878fc2238db3</meta:generator>
    <meta:document-statistic meta:table-count="0" meta:image-count="0" meta:object-count="0" meta:page-count="1" meta:paragraph-count="6" meta:word-count="73" meta:character-count="549" meta:non-whitespace-character-count="487"/>
  </office:meta>
</office:document-meta>
</file>